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5e37b" officeooo:paragraph-rsid="0015e37b"/>
    </style:style>
    <style:style style:name="T1" style:family="text">
      <style:text-properties officeooo:rsid="0017ae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 Briggs</text:p>
      <text:p text:style-name="P1">Troop 19</text:p>
      <text:p text:style-name="P1"/>
      <text:p text:style-name="P1">To the Eagle Board of Review,</text:p>
      <text:p text:style-name="P1"/>
      <text:p text:style-name="P1">My first exposure to Boy Scouting was as a Bear in Cub Scouts. I do not know how I first learned of Scouting, or how I became motivated to join, but I know that I was disheartened by this first exposure. All I seemed to do was go to meetings and do boring requirements out of a book. This was nothing like what I had associated with Boy Scouting: camping, hiking and adventure. But as I grew into Webelos, I found myself becoming enamoured with the Scouting experience. We took more hikes, went on a campout or two and generally focused on the adventure aspect of Scouting that we could come to expect once we bridged over. I earned my Arrow of Light <text:span text:style-name="T1">and bridged into Troop 19. Now a full fledged Boy Scout, I took advantage of every opportunity to hike, camp, or bicycle that was offered to me. While I knew about the Eagle rank, it had not become a goal for me. It was only until I earned my First Class badge that I realized that advancing in Scouting wa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22:00:38.308046897</meta:creation-date>
    <dc:date>2017-09-14T23:06:04.085056329</dc:date>
    <meta:editing-duration>PT45M5S</meta:editing-duration>
    <meta:editing-cycles>1</meta:editing-cycles>
    <meta:document-statistic meta:table-count="0" meta:image-count="0" meta:object-count="0" meta:page-count="1" meta:paragraph-count="4" meta:word-count="193" meta:character-count="1006" meta:non-whitespace-character-count="816"/>
    <meta:generator>LibreOffice/5.4.1.2.0$Linux_X86_64 LibreOffice_project/40m0$Build-2</meta:generator>
  </office:meta>
</office:document-meta>
</file>